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ans" svg:font-family="OpenSans" style:font-family-generic="swiss"/>
    <style:font-face style:name="OpenSans-Extrabold" svg:font-family="OpenSans-Extrabold" style:font-family-generic="swiss"/>
    <style:font-face style:name="OpenSans-Italic" svg:font-family="OpenSans-Italic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OpenSans-Semibold" svg:font-family="OpenSans-Semi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ans1" svg:font-family="OpenSans" style:font-family-generic="system" style:font-pitch="variable"/>
    <style:font-face style:name="OpenSans-Semibold1" svg:font-family="OpenSans-Semibold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center" style:justify-single-word="false" style:text-autospace="none"/>
      <style:text-properties fo:color="#000000" style:font-name="OpenSans-Extrabold" fo:font-size="11pt" style:font-name-asian="OpenSans-Extrabold" style:font-size-asian="11pt" style:font-name-complex="OpenSans-Extrabold" style:font-size-complex="11pt"/>
    </style:style>
    <style:style style:name="P2" style:family="paragraph" style:parent-style-name="Standard" style:list-style-name="">
      <style:paragraph-properties fo:text-align="center" style:justify-single-word="false" style:text-autospace="none"/>
      <style:text-properties fo:color="#000000" style:font-name="OpenSans-Extrabold" fo:font-size="11pt" style:text-underline-style="solid" style:text-underline-width="auto" style:text-underline-color="font-color" fo:font-weight="bold" style:font-name-asian="OpenSans-Extrabold" style:font-size-asian="11pt" style:font-weight-asian="bold" style:font-name-complex="OpenSans-Extrabold" style:font-size-complex="11pt" style:font-weight-complex="bold"/>
    </style:style>
    <style:style style:name="P3" style:family="paragraph" style:parent-style-name="Standard">
      <style:paragraph-properties fo:margin-top="0cm" fo:margin-bottom="0cm" fo:line-height="100%"/>
      <style:text-properties fo:color="#000000" style:font-name="OpenSans-Semibold" fo:font-size="9pt" fo:language="en" fo:country="US" style:font-size-asian="9pt" style:font-name-complex="OpenSans-Semibold1" style:font-size-complex="9pt"/>
    </style:style>
    <style:style style:name="P4" style:family="paragraph" style:parent-style-name="Standard">
      <style:paragraph-properties fo:margin-top="0cm" fo:margin-bottom="0cm" fo:line-height="100%"/>
      <style:text-properties fo:color="#000000" style:font-name="OpenSans-Semibold" fo:font-size="11pt" style:font-size-asian="11pt" style:font-name-complex="OpenSans-Semibold1" style:font-size-complex="11pt"/>
    </style:style>
    <style:style style:name="P5" style:family="paragraph" style:parent-style-name="Standard">
      <style:paragraph-properties fo:margin-top="0cm" fo:margin-bottom="0cm" fo:line-height="100%"/>
      <style:text-properties fo:color="#000000" style:font-name="OpenSans-Semibold" fo:font-size="11pt" fo:language="en" fo:country="US" style:font-size-asian="11pt" style:font-name-complex="OpenSans-Semibold1" style:font-size-complex="11pt"/>
    </style:style>
    <style:style style:name="P6" style:family="paragraph" style:parent-style-name="Standard">
      <style:paragraph-properties fo:margin-top="0cm" fo:margin-bottom="0cm" fo:line-height="200%"/>
    </style:style>
    <style:style style:name="P7" style:family="paragraph" style:parent-style-name="Standard">
      <style:paragraph-properties fo:margin-top="0cm" fo:margin-bottom="0cm" fo:line-height="200%"/>
      <style:text-properties fo:color="#bfbfbf" fo:font-size="9.5pt" fo:language="en" fo:country="US" fo:font-style="italic" style:font-name-asian="OpenSans1" style:font-size-asian="9.5pt" style:font-style-asian="italic" style:font-name-complex="Calibri1" style:font-size-complex="9.5pt"/>
    </style:style>
    <style:style style:name="P8" style:family="paragraph" style:parent-style-name="Standard">
      <style:paragraph-properties fo:margin-top="0cm" fo:margin-bottom="0cm" fo:line-height="100%"/>
      <style:text-properties fo:font-size="11pt" style:font-size-asian="11pt" style:font-size-complex="11pt"/>
    </style:style>
    <style:style style:name="P9" style:family="paragraph" style:parent-style-name="Standard" style:list-style-name="" style:master-page-name="Standard">
      <style:paragraph-properties fo:text-align="center" style:justify-single-word="false" style:page-number="auto" style:text-autospace="none"/>
      <style:text-properties fo:color="#ffffff" style:font-name="OpenSans-Extrabold" fo:font-size="9pt" style:font-name-asian="OpenSans-Extrabold" style:font-size-asian="9pt" style:font-name-complex="OpenSans-Extrabold" style:font-size-complex="9pt"/>
    </style:style>
    <style:style style:name="P10" style:family="paragraph" style:parent-style-name="Default">
      <style:paragraph-properties fo:text-align="center" style:justify-single-word="false"/>
    </style:style>
    <style:style style:name="P11" style:family="paragraph" style:parent-style-name="Default">
      <style:text-properties style:font-name="Calibri" style:font-name-complex="Calibri1"/>
    </style:style>
    <style:style style:name="P12" style:family="paragraph" style:parent-style-name="Default">
      <style:paragraph-properties fo:text-align="center" style:justify-single-word="false"/>
      <style:text-properties style:font-name="Calibri" style:font-name-complex="Calibri1"/>
    </style:style>
    <style:style style:name="P13" style:family="paragraph" style:parent-style-name="Default">
      <style:paragraph-properties fo:text-align="center" style:justify-single-word="false"/>
      <style:text-properties style:font-name="Calibri" fo:font-size="11.5pt" fo:font-weight="bold" style:font-size-asian="11.5pt" style:font-weight-asian="bold" style:font-name-complex="Calibri1" style:font-size-complex="11.5pt" style:font-weight-complex="bold"/>
    </style:style>
    <style:style style:name="P14" style:family="paragraph" style:parent-style-name="Default">
      <style:paragraph-properties fo:text-align="center" style:justify-single-word="false"/>
      <style:text-properties style:font-name="Calibri" fo:font-size="11.5pt" style:font-size-asian="11.5pt" style:font-name-complex="Calibri1" style:font-size-complex="11.5pt"/>
    </style:style>
    <style:style style:name="P15" style:family="paragraph" style:parent-style-name="Default">
      <style:text-properties style:font-name="Calibri" fo:font-size="11.5pt" fo:language="en" fo:country="US" fo:font-weight="bold" style:font-size-asian="11.5pt" style:font-weight-asian="bold" style:font-name-complex="Calibri1" style:font-size-complex="11.5pt" style:font-weight-complex="bold"/>
    </style:style>
    <style:style style:name="P16" style:family="paragraph" style:parent-style-name="Default">
      <style:text-properties fo:font-weight="normal" style:font-weight-asian="normal" style:font-weight-complex="normal"/>
    </style:style>
    <style:style style:name="P17" style:family="paragraph" style:parent-style-name="Default" style:list-style-name="">
      <style:paragraph-properties fo:text-align="center" style:justify-single-word="false" style:text-autospace="none"/>
      <style:text-properties fo:color="#000000" style:font-name="OpenSans-Extrabold" fo:font-size="11pt" style:text-underline-style="solid" style:text-underline-width="auto" style:text-underline-color="font-color" fo:font-weight="bold" style:font-name-asian="OpenSans-Extrabold" style:font-size-asian="11pt" style:font-weight-asian="bold" style:font-name-complex="OpenSans-Extrabold" style:font-size-complex="11pt" style:font-weight-complex="bold"/>
    </style:style>
    <style:style style:name="T1" style:family="text">
      <style:text-properties fo:color="#bfbfbf" fo:font-size="9.5pt" fo:language="en" fo:country="US" fo:font-style="italic" style:font-name-asian="OpenSans1" style:font-size-asian="9.5pt" style:font-style-asian="italic" style:font-name-complex="Calibri1" style:font-size-complex="9.5pt"/>
    </style:style>
    <style:style style:name="T2" style:family="text">
      <style:text-properties fo:color="#bfbfbf" fo:font-size="9.5pt" fo:font-style="italic" style:font-name-asian="OpenSans1" style:font-size-asian="9.5pt" style:font-style-asian="italic" style:font-name-complex="Calibri1" style:font-size-complex="9.5pt"/>
    </style:style>
    <style:style style:name="T3" style:family="text">
      <style:text-properties style:font-name="Calibri" fo:font-size="11.5pt" fo:font-weight="bold" style:font-size-asian="11.5pt" style:font-weight-asian="bold" style:font-name-complex="Calibri1" style:font-size-complex="11.5pt" style:font-weight-complex="bold"/>
    </style:style>
    <style:style style:name="T4" style:family="text">
      <style:text-properties style:font-name="Calibri" style:font-name-complex="Calibri1"/>
    </style:style>
    <style:style style:name="T5" style:family="text">
      <style:text-properties style:font-name="Calibri" fo:font-weight="bold" style:font-weight-asian="bold" style:font-name-complex="Calibri1"/>
    </style:style>
    <style:style style:name="T6" style:family="text">
      <style:text-properties fo:font-weight="bold" style:font-weight-asian="bold"/>
    </style:style>
    <style:style style:name="T7" style:family="text">
      <style:text-properties fo:font-size="11.5pt" fo:font-weight="bold" style:font-size-asian="11.5pt" style:font-weight-asian="bold" style:font-name-complex="Calibri1" style:font-size-complex="11.5pt" style:font-weight-complex="bold"/>
    </style:style>
    <style:style style:name="T8" style:family="text">
      <style:text-properties style:font-name="OpenSans-Semibold" fo:font-size="9.5pt" fo:language="en" fo:country="US" style:font-size-asian="9.5pt" style:font-name-complex="OpenSans-Semibold1" style:font-size-complex="9.5pt"/>
    </style:style>
    <style:style style:name="T9" style:family="text">
      <style:text-properties style:font-name="OpenSans-Semibold" fo:language="en" fo:country="US" style:font-name-complex="OpenSans-Semibold1"/>
    </style:style>
    <style:style style:name="T10" style:family="text">
      <style:text-properties fo:font-size="9.5pt" fo:language="en" fo:country="US" style:font-size-asian="9.5pt" style:font-size-complex="9.5pt"/>
    </style:style>
    <style:style style:name="T11" style:family="text">
      <style:text-properties fo:font-size="9.5pt" fo:language="en" fo:country="US" style:font-size-asian="9.5pt" style:font-name-complex="Calibri1" style:font-size-complex="9.5pt"/>
    </style:style>
    <style:style style:name="T12" style:family="text">
      <style:text-properties fo:font-size="9.5pt" style:font-size-asian="9.5pt" style:font-size-complex="9.5pt"/>
    </style:style>
    <style:style style:name="T13" style:family="text">
      <style:text-properties fo:color="#000000" fo:font-size="9.5pt" fo:language="en" fo:country="US" style:font-size-asian="9.5pt" style:font-name-complex="Calibri1" style:font-size-complex="9.5pt"/>
    </style:style>
    <style:style style:name="T14" style:family="text">
      <style:text-properties fo:color="#000000" fo:language="en" fo:country="US" style:font-name-complex="Calibri1"/>
    </style:style>
    <style:style style:name="T15" style:family="text">
      <style:text-properties style:font-name="OpenSans" style:font-name-asian="OpenSans" style:font-name-complex="OpenSans"/>
    </style:style>
    <style:style style:name="T16" style:family="text">
      <style:text-properties style:font-name="OpenSans-Italic" fo:font-style="italic" style:font-name-asian="OpenSans-Italic" style:font-style-asian="italic" style:font-name-complex="OpenSans-Italic" style:font-style-complex="italic"/>
    </style:style>
    <style:style style:name="T17" style:family="text">
      <style:text-properties fo:language="en" fo:country="US"/>
    </style:style>
    <style:style style:name="T18" style:family="text">
      <style:text-properties fo:language="en" fo:country="US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COMPREHENSION ECRITE</text:p>
      <text:p text:style-name="P2"><text:span text:style-name="T15">SUJET TYPE BAC E3C Troisième Trimestre</text:span></text:p>
      <text:p text:style-name="P10"><text:span text:style-name="T3">ÉPREUVE 2</text:span></text:p>
      <text:p text:style-name="P17"><text:span text:style-name="T15">Compréhension de l’écrit (et expression écrite)</text:span></text:p>
      <text:p text:style-name="P17"><text:span text:style-name="T15"/></text:p>
      <text:p text:style-name="P2"><text:span text:style-name="T15"/></text:p>
      <text:p text:style-name="P1"><text:span text:style-name="T15">Nicole Martin, <text:s/></text:span><text:span text:style-name="T16">How Social Media Has Changed How We Consume News, Forbes</text:span><text:span text:style-name="T15">, November 30, 2018</text:span></text:p>
      <text:p text:style-name="P10"><text:span text:style-name="T3"/></text:p>
      <text:p text:style-name="P12"/>
      <text:p text:style-name="Default"><text:span text:style-name="T4">L’ensemble du sujet porte sur </text:span><text:span text:style-name="T5">l’axe 4</text:span><text:span text:style-name="T4"> du programme : </text:span><text:span text:style-name="T7">Citoyenneté et mondes virtuels</text:span><text:span text:style-name="T4">.</text:span></text:p>
      <text:p text:style-name="P11"/>
      <text:p text:style-name="Default"><text:span text:style-name="T4">Il s’organise en deux parties : </text:span></text:p>
      <text:p text:style-name="Default"><text:span text:style-name="T5">1. Compréhension de l’écrit </text:span></text:p>
      <text:p text:style-name="P16"><text:span text:style-name="T4">(2. Expression écrite / non évaluée aujourd'hui)</text:span></text:p>
      <text:p text:style-name="P13"/>
      <text:p text:style-name="Default"><text:span text:style-name="T3">1. Compréhension de l’écrit (10 points) </text:span></text:p>
      <text:p text:style-name="P14"/>
      <text:p text:style-name="P8"><text:span text:style-name="T9">1. </text:span><text:span text:style-name="T17">Indicate the nature of the document and the main subject.</text:span></text:p>
      <text:p text:style-name="P3"/>
      <text:p text:style-name="P6"><text:span text:style-name="T1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<text:p text:style-name="P6"><text:span text:style-name="T1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<text:p text:style-name="P6"><text:span text:style-name="T1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<text:p text:style-name="P6"><text:span text:style-name="T1">……………………………………………………………………………………………………………………………………………………</text:span></text:p>
      <text:p text:style-name="P5"/>
      <text:p text:style-name="P8"><text:span text:style-name="T9">2. </text:span><text:span text:style-name="T17">Explain the changes that have occurred in the way people access the news.</text:span></text:p>
      <text:p text:style-name="P3"/>
      <text:p text:style-name="P6"><text:span text:style-name="T1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<text:p text:style-name="P6"><text:span text:style-name="T1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<text:p text:style-name="P6"><text:span text:style-name="T1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<text:p text:style-name="P6"><text:span text:style-name="T1">……………………………………………………………………………………………………………………………………………………</text:span></text:p>
      <text:p text:style-name="P7"/>
      <text:p text:style-name="P8"><text:span text:style-name="T9">3. </text:span><text:span text:style-name="T17">Describe what needs to happen for a news story to appear on people’s news feeds.</text:span></text:p>
      <text:p text:style-name="P3"/>
      <text:p text:style-name="P6"><text:span text:style-name="T1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<text:p text:style-name="P6"><text:span text:style-name="T1">……………………………………………………………………………………………………………………………………………………</text:span><text:soft-page-break/><text:span text:style-name="T1">……………………………………………………………………………………………………………………………………………………</text:span></text:p>
      <text:p text:style-name="P6"><text:span text:style-name="T1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<text:p text:style-name="P7"/>
      <text:p text:style-name="P8"><text:span text:style-name="T14">4</text:span><text:span text:style-name="T18">. </text:span><text:span text:style-name="T17">Explain what this passage tells about the way people get information: ‘‘Most people will just scroll through their newsfeed and stumble upon relevant news content but just read the headlines or a short video clip of the piece.’’ </text:span>(l. 22-25)</text:p>
      <text:p text:style-name="P4"/>
      <text:p text:style-name="P6"><text:span text:style-name="T2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<text:p text:style-name="P6"><text:span text:style-name="T2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<text:p text:style-name="P6"><text:span text:style-name="T2">……………………………………………………………………………………………………………………………………………………</text:span></text:p>
      <text:p text:style-name="P4"/>
      <text:p text:style-name="P8"><text:span text:style-name="T14">5</text:span><text:span text:style-name="T18">. </text:span><text:span text:style-name="T17">Sum up the author’s vision of these recent evolutions.</text:span></text:p>
      <text:p text:style-name="P15"/>
      <text:p text:style-name="P6"><text:span text:style-name="T1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<text:p text:style-name="P6"><text:span text:style-name="T1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<text:p text:style-name="Default"><text:span text:style-name="T1">……………………………………………………………………………………………………………………………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ans" svg:font-family="OpenSans" style:font-family-generic="swiss"/>
    <style:font-face style:name="OpenSans-Extrabold" svg:font-family="OpenSans-Extrabold" style:font-family-generic="swiss"/>
    <style:font-face style:name="OpenSans-Italic" svg:font-family="OpenSans-Italic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OpenSans-Semibold" svg:font-family="OpenSans-Semi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ans1" svg:font-family="OpenSans" style:font-family-generic="system" style:font-pitch="variable"/>
    <style:font-face style:name="OpenSans-Semibold1" svg:font-family="OpenSans-Semibold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" style:family="paragraph" style:default-outline-level="">
      <style:paragraph-properties fo:margin-top="0cm" fo:margin-bottom="0cm" fo:line-height="100%" fo:orphans="2" fo:widows="2" style:writing-mode="lr-tb"/>
      <style:text-properties fo:color="#000000" style:font-name="Arial1" fo:font-size="12pt" style:font-size-asian="12pt" style:font-name-complex="Arial2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5:16:11.36</meta:creation-date>
    <dc:date>2020-03-30T15:35:22.36</dc:date>
    <meta:editing-duration>PT19M9S</meta:editing-duration>
    <meta:editing-cycles>3</meta:editing-cycles>
    <meta:generator>OpenOffice/4.0.1$Win32 OpenOffice.org_project/401m5$Build-9714</meta:generator>
    <meta:document-statistic meta:table-count="0" meta:image-count="0" meta:object-count="0" meta:page-count="2" meta:paragraph-count="32" meta:word-count="178" meta:character-count="2796"/>
  </office:meta>
</office:document-meta>
</file>